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4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 style:list-style-name="L3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24pt" style:font-size-complex="24pt"/>
    </style:style>
    <style:style style:name="P4" style:family="paragraph">
      <style:text-properties fo:font-size="24pt"/>
    </style:style>
    <style:style style:name="P5" style:family="paragraph">
      <style:text-properties fo:font-size="26pt" style:font-size-asian="36pt" style:font-size-complex="36pt"/>
    </style:style>
    <style:style style:name="P6" style:family="paragraph">
      <style:text-properties style:text-position="0% 100%" fo:font-style="normal" style:font-style-asian="normal" style:font-style-complex="normal"/>
    </style:style>
    <style:style style:name="P7" style:family="paragraph">
      <style:text-properties fo:font-style="normal" style:font-style-asian="normal" style:font-style-complex="normal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8pt" style:font-size-asian="24pt" style:font-size-complex="24pt"/>
    </style:style>
    <style:style style:name="T8" style:family="text">
      <style:text-properties fo:font-size="18pt" fo:font-style="italic" style:font-size-asian="24pt" style:font-style-asian="italic" style:font-size-complex="24pt" style:font-style-complex="italic"/>
    </style:style>
    <style:style style:name="T9" style:family="text">
      <style:text-properties style:text-position="-33% 58%" fo:font-size="18pt" fo:font-style="italic" style:font-size-asian="24pt" style:font-style-asian="italic" style:font-size-complex="24pt" style:font-style-complex="italic"/>
    </style:style>
    <style:style style:name="T10" style:family="text">
      <style:text-properties style:text-position="0% 100%"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1" style:family="text">
      <style:text-properties style:text-position="-33% 58%" style:font-name="Calibri2" fo:font-size="18pt" style:font-name-asian="Calibri3" style:font-size-asian="24pt" style:font-name-complex="Calibri3" style:font-size-complex="24pt"/>
    </style:style>
    <style:style style:name="T12" style:family="text">
      <style:text-properties style:font-name="Calibri2" fo:font-size="18pt" style:font-name-asian="Calibri3" style:font-size-asian="24pt" style:font-name-complex="Calibri3" style:font-size-complex="24pt"/>
    </style:style>
    <style:style style:name="T13" style:family="text">
      <style:text-properties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4" style:family="text">
      <style:text-properties style:text-position="-33% 58%" style:font-name="Calibri2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5" style:family="text">
      <style:text-properties style:font-name="Calibri2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6" style:family="text">
      <style:text-properties style:font-name="Calibri3" fo:font-size="18pt" fo:font-style="italic" fo:font-weight="bold" style:font-name-asian="Calibri3" style:font-size-asian="24pt" style:font-style-asian="italic" style:font-weight-asian="bold" style:font-name-complex="Calibri3" style:font-size-complex="24pt" style:font-style-complex="italic" style:font-weight-complex="bold"/>
    </style:style>
    <style:style style:name="T17" style:family="text">
      <style:text-properties style:font-name="Calibri3" fo:font-size="18pt" style:font-name-asian="Calibri3" style:font-size-asian="24pt" style:font-name-complex="Calibri3" style:font-size-complex="24pt"/>
    </style:style>
    <style:style style:name="T18" style:family="text">
      <style:text-properties style:font-name="Calibri3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19" style:family="text">
      <style:text-properties style:text-position="-33% 58%"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20" style:family="text">
      <style:text-properties style:text-position="-33% 58%" style:font-name="Calibri2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21" style:family="text">
      <style:text-properties style:font-name="Calibri2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22" style:family="text">
      <style:text-properties style:font-name="Calibri3" style:font-name-asian="Calibri3" style:font-name-complex="Calibri3"/>
    </style:style>
    <style:style style:name="T23" style:family="text">
      <style:text-properties style:font-name="Calibri2" style:font-name-asian="Calibri3" style:font-name-complex="Calibri3"/>
    </style:style>
    <style:style style:name="T24" style:family="text">
      <style:text-properties fo:font-size="24pt"/>
    </style:style>
    <style:style style:name="T25" style:family="text">
      <style:text-properties fo:font-size="24pt" fo:font-style="italic" style:font-style-asian="italic" style:font-style-complex="italic"/>
    </style:style>
    <style:style style:name="T26" style:family="text">
      <style:text-properties style:text-position="-33% 58%" fo:font-size="24pt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ize="26pt" style:font-size-asian="36pt" style:font-size-complex="36pt"/>
    </style:style>
    <style:style style:name="T29" style:family="text">
      <style:text-properties style:text-position="-33% 58%" fo:font-style="normal" style:font-style-asian="normal" style:font-style-complex="normal"/>
    </style:style>
    <style:style style:name="T30" style:family="text">
      <style:text-properties fo:font-size="28pt" fo:font-style="italic" style:font-size-asian="40pt" style:font-style-asian="italic" style:font-size-complex="40pt" style:font-style-complex="italic"/>
    </style:style>
    <style:style style:name="T31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32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33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34" style:family="text">
      <style:text-properties style:text-position="-33% 58%" style:font-name="Calibri2" style:font-name-asian="Calibri3" style:font-name-complex="Calibri3"/>
    </style:style>
    <style:style style:name="T35" style:family="text">
      <style:text-properties style:text-position="0% 100%" style:font-name="Calibri2" style:font-name-asian="Calibri3" style:font-name-complex="Calibri3"/>
    </style:style>
    <style:style style:name="T36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37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38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39" style:family="text">
      <style:text-properties style:use-window-font-color="true" style:font-name="Calibri3" fo:font-style="italic" style:font-name-asian="Calibri3" style:font-style-asian="italic" style:font-name-complex="Calibri3" style:font-style-complex="italic"/>
    </style:style>
    <style:style style:name="T40" style:family="text">
      <style:text-properties style:use-window-font-color="true" style:font-name="Calibri3" fo:font-style="normal" style:font-name-asian="Calibri3" style:font-style-asian="normal" style:font-name-complex="Calibri3" style:font-style-complex="normal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43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44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45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47" style:family="text">
      <style:text-properties style:text-position="-33% 58%" style:font-name="Ebrima3" fo:font-style="italic" style:font-name-asian="Calibri3" style:font-style-asian="italic" style:font-name-complex="Calibri3" style:font-style-complex="italic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style:text-position="33% 58%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min-label-width="0.6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9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9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9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9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9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9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9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9cm"/>
        <style:text-properties style:use-window-font-color="true" fo:font-size="100%"/>
      </text:list-level-style-number>
    </text:list-style>
    <text:list-style style:name="L3">
      <text:list-level-style-number text:level="1" style:num-prefix="(" style:num-suffix=")" style:num-format="a">
        <style:list-level-properties text:min-label-width="0.6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9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9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9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9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9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9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9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kanonischen Transformationen kennen Sie, durch die die Integrationen der Hamilton’schen Bewegungsgleichungen quasi-trivial werden können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list text:style-name="L2">
              <text:list-item>
                <text:p>Man wähle die Transformation so, dass in den neuen Variablen <text:s text:c="9"/>die transformierte Hamilton-Funktion <text:s text:c="5"/>ein bekanntes, bereits gelöstes Problem formuliert</text:p>
                <text:p/>
              </text:list-item>
              <text:list-item>
                <text:p>Man wähle die Transformation so, dass alle neuen Koordinaten <text:s text:c="5"/>zyklisch sind</text:p>
                <text:p/>
              </text:list-item>
              <text:list-item>
                <text:p>Man wähle die Transformation so, dass</text:p>
              </text:list-item>
            </text:list>
          </draw:text-box>
        </draw:frame>
        <draw:frame draw:style-name="gr1" draw:text-style-name="P2" draw:layer="layout" svg:width="1.658cm" svg:height="1.033cm" svg:x="24.47cm" svg:y="7.383cm">
          <text:p/>
          <draw:object xlink:href="../neue%20Variablen%20qp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0.804cm" svg:height="1.033cm" svg:x="16.597cm" svg:y="8.483cm">
          <text:p/>
          <draw:object xlink:href="../barH.odf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" draw:layer="layout" svg:width="0.902cm" svg:height="1.168cm" svg:x="24.848cm" svg:y="11.515cm">
          <text:p/>
          <draw:object xlink:href="../bar%20qj.odf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19.519cm" svg:height="1.168cm" svg:x="4.24cm" svg:y="15.715cm">
          <text:p/>
          <draw:object xlink:href="../qp%20cons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amilton-Jacobi-Differentialgleich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4.525cm" svg:height="2.709cm" svg:x="6.737cm" svg:y="9.145cm">
          <text:p/>
          <draw:object xlink:href="../Hamilton-Jacobi-Differentialgleichung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n Sie die Motivation zur Hamilton-Jacobi-Differentialgleichung und ihre Herleitung.</text:p>
          </draw:text-box>
        </draw:frame>
        <draw:frame presentation:style-name="pr4" draw:layer="layout" svg:width="25.199cm" svg:height="18.777cm" svg:x="1.4cm" svg:y="1.619cm" presentation:class="subtitle" presentation:user-transformed="true">
          <draw:text-box>
            <text:p/>
            <text:p/>
            <text:p/>
            <text:p/>
            <text:p>Ziel ist es, dass die <text:span text:style-name="T2">neuen</text:span> Variablen <text:s text:c="9"/><text:span text:style-name="T3">zeitlich konstant</text:span> werden. Dies ist sicher der Fall, wenn die Transformation für die <text:span text:style-name="T2">neue</text:span> Hamilton-Funktion</text:p>
            <text:p/>
            <text:p/>
            <text:p>erreicht.</text:p>
            <text:p>Dazu nimmt man zweckmäßiger-, aber nicht notwendigerweise die Erzeugende <text:span text:style-name="T2">F</text:span> vom Typ <text:span text:style-name="T2">F</text:span><text:span text:style-name="T4">2</text:span>:</text:p>
            <text:p/>
            <text:p>Dann gilt:</text:p>
            <text:p/>
            <text:p/>
            <text:p/>
            <text:p>Eingesetzt in <text:s text:c="4"/>erhält man die HJD</text:p>
          </draw:text-box>
        </draw:frame>
        <draw:frame draw:style-name="gr1" draw:text-style-name="P2" draw:layer="layout" svg:width="1.658cm" svg:height="1.033cm" svg:x="14.07cm" svg:y="5.683cm">
          <text:p/>
          <draw:object xlink:href="../neue%20Variablen%20qp.odf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2" draw:layer="layout" svg:width="5.736cm" svg:height="1.168cm" svg:x="11.131cm" svg:y="14.115cm">
          <text:p/>
          <draw:object xlink:href="../F2.odf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2" draw:layer="layout" svg:width="6.093cm" svg:height="2.192cm" svg:x="10.953cm" svg:y="8.903cm">
          <text:p/>
          <draw:object xlink:href="../neue%20Hamiltonfunktion%20H.odf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2" draw:layer="layout" svg:width="7.759cm" svg:height="2.462cm" svg:x="10.12cm" svg:y="16.468cm">
          <text:p/>
          <draw:object xlink:href="../kanonische%20Phasentransformation%20mit%20F2%20kurz.odf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2" draw:layer="layout" svg:width="0.804cm" svg:height="1.033cm" svg:x="12.497cm" svg:y="19.383cm">
          <text:p/>
          <draw:object xlink:href="../barH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es, wenn<text:tab/><text:tab/><text:tab/><text:tab/><text:tab/><text:tab/><text:tab/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34cm" svg:height="3cm" svg:x="15.353cm" svg:y="1.203cm">
          <text:p/>
          <draw:object xlink:href="../neue%20Hamiltonfunktion%20H.odf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2" draw:layer="layout" svg:width="20.106cm" svg:height="5.771cm" svg:x="3.946cm" svg:y="7.614cm">
          <text:p/>
          <draw:object xlink:href="../Zeitableitungen%20der%20neuen%20Variablen%20qp%20aus%20der%20neuen%20Hamiltonfunktion%20bar%20H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Funktion soll mit der HJD bestimmt werd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Aus der HJD muß die Erzeugende <text:span text:style-name="T2">S</text:span> vom Typ <text:span text:style-name="T2">F</text:span><text:span text:style-name="T4">2</text:span> bestimmt werden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n Typ Differentialgleichung stellt die HJD dar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Eine <text:span text:style-name="T3">nicht-lineare, partielle Differentialgleichung 1. Ordnung</text:span></text:p>
            <text:p>für <text:span text:style-name="T2">F</text:span><text:span text:style-name="T4">2</text:span> in (<text:span text:style-name="T2">S</text:span> + 1) Variablen <text:span text:style-name="T2">q</text:span><text:span text:style-name="T4">1</text:span>,...,<text:span text:style-name="T2">q</text:span><text:span text:style-name="T5">S</text:span>,<text:span text:style-name="T2">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die Lösung der HJD? Begründen Sie diese Bezeichnung.</text:p>
          </draw:text-box>
        </draw:frame>
        <draw:frame presentation:style-name="pr4" draw:layer="layout" svg:width="25.199cm" svg:height="12.18cm" svg:x="1.4cm" svg:y="4.914cm" presentation:class="subtitle">
          <draw:text-box>
            <text:p>Die <text:span text:style-name="T3">Hamilton'sche Wirkungsfunktion</text:span> <text:span text:style-name="T2">F</text:span><text:span text:style-name="T4">2</text:span> = <text:span text:style-name="T2">S</text:span></text:p>
            <text:p><text:span text:style-name="T6"/></text:p>
            <text:p><text:span text:style-name="T6">Die totale zeitliche Ableitung von </text:span><text:span text:style-name="T2">S</text:span><text:span text:style-name="T6"> zeigt, dass </text:span><text:span text:style-name="T2">S</text:span><text:span text:style-name="T6"> der vom Hamilton'schen Prinzip bekannten Wirkungsfunktion</text:span></text:p>
            <text:p><text:span text:style-name="T6"/></text:p>
            <text:p><text:span text:style-name="T6">entspricht.</text:span></text:p>
          </draw:text-box>
        </draw:frame>
        <draw:frame draw:style-name="gr1" draw:text-style-name="P2" draw:layer="layout" svg:width="6.742cm" svg:height="1.27cm" svg:x="10.628cm" svg:y="12.064cm">
          <text:p/>
          <draw:object xlink:href="../Wirkungsfunktion%20S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Skizzieren Sie das Lösungsverfahren, mit dem sich über die HJD Probleme der Klassischen Mechanik berechnen lassen.</text:p>
          </draw:text-box>
        </draw:frame>
        <draw:frame presentation:style-name="pr6" draw:text-style-name="P3" draw:layer="layout" svg:width="25.199cm" svg:height="14.225cm" svg:x="1.4cm" svg:y="5.783cm" presentation:class="subtitle" presentation:user-transformed="true">
          <draw:text-box>
            <text:list text:style-name="L3">
              <text:list-item>
                <text:p><text:span text:style-name="T7">Man formuliere</text:span><text:span text:style-name="T7"><text:tab/></text:span><text:span text:style-name="T7"><text:tab/></text:span><text:span text:style-name="T7"><text:tab/></text:span><text:span text:style-name="T7"> <text:s text:c="3"/>, setze</text:span><text:span text:style-name="T7"><text:tab/></text:span><text:span text:style-name="T7"><text:tab/></text:span><text:span text:style-name="T7"><text:tab/></text:span><text:span text:style-name="T7"><text:tab/></text:span><text:span text:style-name="T7"> <text:s/>ein</text:span><text:span text:style-name="T7"><text:line-break/></text:span><text:span text:style-name="T7">und stelle die HJD auf</text:span></text:p>
              </text:list-item>
              <text:list-item>
                <text:p><text:span text:style-name="T7">Man löse die HJD für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6"/>und identifiziere die Integrationskonstanten mit den </text:span><text:span text:style-name="T8">neuen</text:span><text:span text:style-name="T7"> Impulsen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/></text:p>
              </text:list-item>
              <text:list-item>
                <text:p><text:span text:style-name="T7">Man setze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><text:line-break/></text:span><text:span text:style-name="T7">Das sind </text:span><text:span text:style-name="T8">S</text:span><text:span text:style-name="T7"> Gleichungen, die nach den Koordinaten </text:span><text:span text:style-name="T8">q</text:span><text:span text:style-name="T7">1,...,</text:span><text:span text:style-name="T8">qS</text:span><text:span text:style-name="T7"> aufzulösen sind:</text:span><text:span text:style-name="T7"><text:line-break/></text:span><text:span text:style-name="T8">q</text:span><text:span text:style-name="T9">j</text:span><text:span text:style-name="T7"> = </text:span><text:span text:style-name="T8">q</text:span><text:span text:style-name="T9">j</text:span><text:span text:style-name="T7"> (</text:span><text:span text:style-name="T8">t</text:span><text:span text:style-name="T7">|</text:span><text:span text:style-name="T10">β</text:span><text:span text:style-name="T11">1</text:span><text:span text:style-name="T12">,...,</text:span><text:span text:style-name="T13">β</text:span><text:span text:style-name="T14">S</text:span><text:span text:style-name="T12">,</text:span><text:span text:style-name="T13">α</text:span><text:span text:style-name="T11">1</text:span><text:span text:style-name="T12">,...,</text:span><text:span text:style-name="T13">α</text:span><text:span text:style-name="T14">S</text:span><text:span text:style-name="T12">) = </text:span><text:span text:style-name="T15">q</text:span><text:span text:style-name="T14">j</text:span><text:span text:style-name="T12">(</text:span><text:span text:style-name="T15">t</text:span><text:span text:style-name="T12">|</text:span><text:span text:style-name="T16">β</text:span><text:span text:style-name="T17">,</text:span><text:span text:style-name="T16">α</text:span><text:span text:style-name="T17">) ,      </text:span><text:span text:style-name="T13"> j</text:span><text:span text:style-name="T17"> = 1,...,</text:span><text:span text:style-name="T13">S</text:span><text:span text:style-name="T18">.</text:span></text:p>
              </text:list-item>
              <text:list-item>
                <text:p><text:span text:style-name="T18">Man berechne die Impulse aus</text:span><text:span text:style-name="T18"><text:line-break/></text:span><text:span text:style-name="T18"><text:line-break/></text:span><text:span text:style-name="T18"><text:line-break/></text:span><text:span text:style-name="T18">und setze die Koordinaten ein:</text:span><text:span text:style-name="T18"><text:line-break/></text:span><text:span text:style-name="T13">p</text:span><text:span text:style-name="T19">j</text:span><text:span text:style-name="T18"> = </text:span><text:span text:style-name="T13">p</text:span><text:span text:style-name="T19">j</text:span><text:span text:style-name="T18"> (</text:span><text:span text:style-name="T13">t</text:span><text:span text:style-name="T18">|</text:span><text:span text:style-name="T10">β</text:span><text:span text:style-name="T20">1</text:span><text:span text:style-name="T21">,...,</text:span><text:span text:style-name="T13">β</text:span><text:span text:style-name="T14">S</text:span><text:span text:style-name="T21">,</text:span><text:span text:style-name="T13">α</text:span><text:span text:style-name="T20">1</text:span><text:span text:style-name="T21">,...,</text:span><text:span text:style-name="T13">α</text:span><text:span text:style-name="T14">S</text:span><text:span text:style-name="T21">) = </text:span><text:span text:style-name="T15">p</text:span><text:span text:style-name="T14">j</text:span><text:span text:style-name="T21">(</text:span><text:span text:style-name="T15">t</text:span><text:span text:style-name="T21">|</text:span><text:span text:style-name="T16">β</text:span><text:span text:style-name="T18">,</text:span><text:span text:style-name="T16">α</text:span><text:span text:style-name="T18">) ,      </text:span><text:span text:style-name="T13"> j</text:span><text:span text:style-name="T18"> = 1,...,</text:span><text:span text:style-name="T13">S</text:span></text:p>
              </text:list-item>
              <text:list-item>
                <text:p><text:span text:style-name="T18">Die Anfangsbedingungen</text:span><text:span text:style-name="T18"><text:line-break/></text:span><text:span text:style-name="T18"><text:line-break/></text:span><text:span text:style-name="T18">liefern </text:span><text:span text:style-name="T16">α</text:span><text:span text:style-name="T18"> und </text:span><text:span text:style-name="T16">β</text:span><text:span text:style-name="T18">: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4"/>,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    </text:list-item>
              <text:list-item>
                <text:p><text:span text:style-name="T18">Die so bestimmten </text:span><text:span text:style-name="T16">α</text:span><text:span text:style-name="T18"> und </text:span><text:span text:style-name="T16">β</text:span><text:span text:style-name="T18"> werden eingesetzt, womit das mechanische Problem gelöst ist</text:span></text:p>
              </text:list-item>
            </text:list>
          </draw:text-box>
        </draw:frame>
        <draw:frame draw:style-name="gr3" draw:layer="layout" svg:width="3.923cm" svg:height="0.779cm" svg:x="11.077cm" svg:y="5.776cm">
          <text:p/>
          <draw:object xlink:href="../H.odf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4.172cm" svg:height="0.881cm" svg:x="16.681cm" svg:y="5.805cm">
          <text:p/>
          <draw:object xlink:href="../pj.odf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8.127cm" svg:height="0.88cm" svg:x="10.412cm" svg:y="7.34cm">
          <text:p/>
          <draw:object xlink:href="../F2=S.odf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6.38cm" svg:height="0.881cm" svg:x="17.073cm" svg:y="8.132cm">
          <text:p/>
          <draw:object xlink:href="../bar%20pj%20=%20alpha%20j.odf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14.067cm" svg:height="1.623cm" svg:x="6.781cm" svg:y="9.31cm">
          <text:p/>
          <draw:object xlink:href="../bar%20qj%20=%20beta%20j.odf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12.672cm" svg:height="1.754cm" svg:x="8.218cm" svg:y="13.629cm">
          <text:p/>
          <draw:object xlink:href="../pj%20=%20pj%20(qt%20alpha).odf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13.731cm" svg:height="0.958cm" svg:x="4.888cm" svg:y="17.589cm">
          <text:p/>
          <draw:object xlink:href="../Anfangsbedingungen.odf" xlink:type="simple" xlink:show="embed" xlink:actuate="onLoad"/>
          <draw:image xlink:href="./ObjectReplacements/Object 20" xlink:type="simple" xlink:show="embed" xlink:actuate="onLoad"/>
        </draw:frame>
        <draw:frame draw:style-name="gr3" draw:layer="layout" svg:width="5.238cm" svg:height="1.053cm" svg:x="11.135cm" svg:y="18.323cm">
          <text:p/>
          <draw:object xlink:href="../alpha.odf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5.255cm" svg:height="1.053cm" svg:x="16.678cm" svg:y="18.372cm">
          <text:p/>
          <draw:object xlink:href="../beta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Jacobi-Differentialgleichung des linearen harmonischen Oszillators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772cm" svg:height="2.521cm" svg:x="8.113cm" svg:y="9.239cm">
          <text:p/>
          <draw:object xlink:href="../HJD%20des%20linearen%20harmonischen%20Oszillators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für ist bei der HJD <text:span text:style-name="T2">F</text:span><text:span text:style-name="T4">2</text:span> die Erzeugende?</text:p>
          </draw:text-box>
        </draw:frame>
        <draw:frame presentation:style-name="pr4" draw:layer="layout" svg:width="25.199cm" svg:height="12.18cm" svg:x="1.4cm" svg:y="4.914cm" presentation:class="subtitle">
          <draw:text-box>
            <text:p>Für eine spezielle kanonische Transformation, die für <text:s text:c="4"/><text:span text:style-name="T22">≡</text:span><text:span text:style-name="T23"> 0 sorgt, oder gleichbedeutend damit für</text:span></text:p>
          </draw:text-box>
        </draw:frame>
        <draw:frame draw:style-name="gr1" draw:text-style-name="P2" draw:layer="layout" svg:width="0.804cm" svg:height="1.033cm" svg:x="20.197cm" svg:y="9.983cm">
          <text:p/>
          <draw:object xlink:href="../barH.odf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2" draw:layer="layout" svg:width="12.529cm" svg:height="1.418cm" svg:x="7.735cm" svg:y="11.99cm">
          <text:p/>
          <draw:object xlink:href="../Ergebnis%20der%20kanonischen%20Transformation%20bei%20der%20HJD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einem Separationsansatz? Nennen Sie einen passenden für die Lösung der HJD des linearen harmonischen Oszillators.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Separationsansatz führt dazu, dass die HJD in einen nur von <text:span text:style-name="T2">q</text:span> abhängigen Anteil und einen nur von <text:span text:style-name="T2">t</text:span> abhängigen Anteil zerlegt werden kann.</text:p>
          </draw:text-box>
        </draw:frame>
        <draw:frame draw:style-name="gr1" draw:text-style-name="P2" draw:layer="layout" svg:width="11.585cm" svg:height="4.671cm" svg:x="8.207cm" svg:y="12.964cm">
          <text:p/>
          <draw:object xlink:href="../Separationsansatz%20der%20HJD%20beim%20linearen%20harmonischen%20Oszillator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Lösung der HJD?</text:p>
          </draw:text-box>
        </draw:frame>
        <draw:frame presentation:style-name="pr4" draw:text-style-name="P4" draw:layer="layout" svg:width="25.199cm" svg:height="12.18cm" svg:x="1.4cm" svg:y="4.914cm" presentation:class="subtitle">
          <draw:text-box>
            <text:p><text:span text:style-name="T24">Eine Erzeugende vom Typ </text:span><text:span text:style-name="T25">F</text:span><text:span text:style-name="T26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n welchem Typ muss die <text:span text:style-name="T2">Erzeugende</text:span> sein, die die HJD erfüll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Zweckmäßiger-, ab nicht notwendigerweise vom Typ <text:span text:style-name="T2">F</text:span><text:span text:style-name="T4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 Separationsansatz für die HJD-Lösung, der <text:span text:style-name="T27">q</text:span>-und <text:span text:style-name="T2">t</text:span>-Abhängigkeiten voneinander trennt, sinnvoll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die <text:span text:style-name="T2">alte</text:span><text:span text:style-name="T6"> Hamilton-Funktion die Zeit nicht explizit enthält:</text:span></text:p>
            <text:p><text:span text:style-name="T6"/></text:p>
            <text:p><text:span text:style-name="T6"/></text:p>
          </draw:text-box>
        </draw:frame>
        <draw:frame draw:style-name="gr1" draw:text-style-name="P2" draw:layer="layout" svg:width="14.494cm" svg:height="2.192cm" svg:x="6.752cm" svg:y="10.803cm">
          <text:p/>
          <draw:object xlink:href="../Separationsansatz%20bei%20H=0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’sche charakteristische Funktion definiert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<text:tab/><text:tab/>kann als eigenständige Erzeugende einer kanonischen Transformation (<text:span text:style-name="T2">im engeren Sinne</text:span><text:span text:style-name="T6">) aufgefasst werden.</text:span></text:p>
          </draw:text-box>
        </draw:frame>
        <draw:frame draw:style-name="gr1" draw:text-style-name="P2" draw:layer="layout" svg:width="2.91cm" svg:height="1.033cm" svg:x="3.144cm" svg:y="9.983cm">
          <text:p/>
          <draw:object xlink:href="../Hamilton'sche%20charakteristische%20Funktion.odf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2" draw:layer="layout" svg:width="9.216cm" svg:height="1.033cm" svg:x="9.391cm" svg:y="8.583cm">
          <text:p/>
          <draw:object xlink:href="../Separationsansatz%20mit%20der%20Hamilton'schen%20charakteristischen%20Funktio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5" draw:layer="layout" svg:width="25.199cm" svg:height="4.384cm" svg:x="1.4cm" svg:y="0.398cm" presentation:class="title" presentation:user-transformed="true">
          <draw:text-box>
            <text:p><text:span text:style-name="T28">Man kann die Hamilton’sche charakteristische Funktion als Erzeugende einer kanonischen Transformation auffassen. Von welchem Typ ist diese Transformation? Was soll sie bewirken?</text:span>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">W</text:span><text:span text:style-name="T6"> ist vom Typ </text:span><text:span text:style-name="T2">F</text:span><text:span text:style-name="T29">2</text:span><text:span text:style-name="T6"> und erzeugt die Transformation</text:span></text:p>
          </draw:text-box>
        </draw:frame>
        <draw:frame draw:style-name="gr1" draw:text-style-name="P2" draw:layer="layout" svg:width="11.867cm" svg:height="6.711cm" svg:x="8.066cm" svg:y="11.744cm">
          <text:p/>
          <draw:object xlink:href="../Hamilton'sche%20charakteristische%20Funktion%20als%20Erzeugende%20vom%20Typ%20F2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ann führt die durch die Hamilton’sche charakteristische Funktion bewirkte Transformation auf die Hamilton-Funktion eines Systems von freien Massenpunkten?</text:span></text:p>
          </draw:text-box>
        </draw:frame>
        <draw:frame presentation:style-name="pr4" draw:layer="layout" svg:width="25.199cm" svg:height="12.18cm" svg:x="1.4cm" svg:y="6.414cm" presentation:class="subtitle" presentation:user-transformed="true">
          <draw:text-box>
            <text:p>Mit dem Ansatz</text:p>
            <text:p/>
            <text:p/>
            <text:p>führt die gesuchte Transformation wegen</text:p>
            <text:p/>
            <text:p/>
            <text:p>auf die Hamilton-Funktion <text:s text:c="4"/>eines Systems von freien Massenpunkten. Die in H vorhandene Wechselwirkung wird also wegtransformiert und die Lösungen des Problems haben dann die bekannte Gestalt der kräftefreien Bewegung von Massenpunkten:</text:p>
          </draw:text-box>
        </draw:frame>
        <draw:frame draw:style-name="gr1" draw:text-style-name="P2" draw:layer="layout" svg:width="5.547cm" svg:height="2.484cm" svg:x="11.226cm" svg:y="8.157cm">
          <text:p/>
          <draw:object xlink:href="../Ansatz%20Transformation%20freie%20Massenpunkte.odf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2" draw:layer="layout" svg:width="6.161cm" svg:height="2.484cm" svg:x="10.919cm" svg:y="11.157cm">
          <text:p/>
          <draw:object xlink:href="../Transformation%20freie%20Massenpunkte.odf" xlink:type="simple" xlink:show="embed" xlink:actuate="onLoad"/>
          <draw:image xlink:href="./ObjectReplacements/Object 32" xlink:type="simple" xlink:show="embed" xlink:actuate="onLoad"/>
        </draw:frame>
        <draw:frame draw:style-name="gr1" draw:text-style-name="P2" draw:layer="layout" svg:width="6.22cm" svg:height="1.954cm" svg:x="10.889cm" svg:y="17.822cm">
          <text:p/>
          <draw:object xlink:href="../freie%20Massenpunkte.odf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2" draw:layer="layout" svg:width="0.804cm" svg:height="1.033cm" svg:x="10.897cm" svg:y="13.583cm">
          <text:p/>
          <draw:object xlink:href="../barH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ie ist die durch die Funktion </text:span><text:span text:style-name="T30">S</text:span><text:span text:style-name="T1"> erzeugte kanonische Transformation mit der Hamilton'schen charakteristischen Funktion gegeben?</text:span></text:p>
          </draw:text-box>
        </draw:frame>
        <draw:frame presentation:style-name="pr4" draw:text-style-name="P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316cm" svg:height="2.327cm" svg:x="8.341cm" svg:y="9.336cm">
          <text:p/>
          <draw:object xlink:href="../Durch%20Hamilton'sche%20charakteristische%20Funktion%20erzeugte%20Transformation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physikalische Bedeutung der Hamilton’schen charakteristischen Funktion.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">W</text:span> entspricht der Wirkung <text:span text:style-name="T2">A</text:span>, die zur Formulierung des <text:span text:style-name="T2">Prinzips der kleinsten Wirkung</text:span> verwendet wurde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Hamilton-Jacobi-Methode überhaupt von Nutz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sich die HJD <text:span text:style-name="T2">separieren</text:span> lässt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empfiehlt sich ein Separationsansatz für die Lösung der HJD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<text:span text:style-name="T2">H</text:span> nicht explizit von der Zeit abhängt, also ein Integral der Bewegung darstellt,</text:p>
            <text:p/>
            <text:p>sowie in dem <text:span text:style-name="T2">Spezialfall</text:span> daß <text:span text:style-name="T3">nur eine</text:span> Koordinate <text:span text:style-name="T2">q</text:span><text:span text:style-name="T4">1</text:span> <text:span text:style-name="T3">nicht-zyklisch</text:span> ist</text:p>
            <text:p>(zyklische Koordinaten lassen sich generell immer abseparieren)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HJD <text:span text:style-name="T2">separabel</text:span> in den Koordinaten <text:span text:style-name="T2">q</text:span><text:span text:style-name="T5">j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sich die Variablen <text:span text:style-name="T2">q</text:span><text:span text:style-name="T5">j</text:span> abseparieren lassen</text:p>
            <text:p/>
            <text:p/>
            <text:p>und so die HJD in <text:span text:style-name="T2">S</text:span> <text:span text:style-name="T3">gewöhnliche</text:span> DGL der Form</text:p>
            <text:p/>
            <text:p/>
            <text:p/>
            <text:p>zerlegt werden kann</text:p>
          </draw:text-box>
        </draw:frame>
        <draw:frame draw:style-name="gr1" draw:text-style-name="P2" draw:layer="layout" svg:width="9.762cm" svg:height="2.392cm" svg:x="9.118cm" svg:y="7.703cm">
          <text:p/>
          <draw:object xlink:href="../Abseparation.odf" xlink:type="simple" xlink:show="embed" xlink:actuate="onLoad"/>
          <draw:image xlink:href="./ObjectReplacements/Object 36" xlink:type="simple" xlink:show="embed" xlink:actuate="onLoad"/>
        </draw:frame>
        <draw:frame draw:style-name="gr1" draw:text-style-name="P2" draw:layer="layout" svg:width="9.48cm" svg:height="2.709cm" svg:x="9.259cm" svg:y="11.345cm">
          <text:p/>
          <draw:object xlink:href="../HJD%20in%20gewöhnlichen%20DGL%20durch%20Separationsansatz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Gestalt hat die Hamilton’sche charakteristische Funktion im Fall von zyklischen Koordinat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s ist die <text:span text:style-name="T3">identische Transformation</text:span>:</text:p>
            <text:p/>
            <text:p/>
          </draw:text-box>
        </draw:frame>
        <draw:frame draw:style-name="gr1" draw:text-style-name="P2" draw:layer="layout" svg:width="6.792cm" svg:height="1.774cm" svg:x="10.603cm" svg:y="11.112cm">
          <text:p/>
          <draw:object xlink:href="../HCF%20bei%20zyklischen%20Koordinaten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Libration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Die Phasenbahn ist eine geschlossene Kurve:</text:p>
            <text:p/>
            <text:p><text:span text:style-name="T2">q</text:span>(<text:span text:style-name="T2">t</text:span> + <text:span text:style-name="T31">τ</text:span><text:span text:style-name="T23">) <text:s/>= <text:s/></text:span><text:span text:style-name="T32">q</text:span><text:span text:style-name="T23">(</text:span><text:span text:style-name="T32">t</text:span><text:span text:style-name="T23">)</text:span></text:p>
            <text:p><text:span text:style-name="T32">p</text:span><text:span text:style-name="T23">(</text:span><text:span text:style-name="T32">t</text:span><text:span text:style-name="T23"> + </text:span><text:span text:style-name="T31">τ</text:span><text:span text:style-name="T23">) <text:s/>= <text:s/></text:span><text:span text:style-name="T32">p</text:span><text:span text:style-name="T23">(</text:span><text:span text:style-name="T32">t</text:span><text:span text:style-name="T23">)</text:span></text:p>
            <text:p><text:span text:style-name="T23"/></text:p>
            <text:p><text:span text:style-name="T32">q</text:span><text:span text:style-name="T23"> und </text:span><text:span text:style-name="T32">p</text:span><text:span text:style-name="T23"> sind periodisch mit gleicher Frequen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Rotation?</text:p>
          </draw:text-box>
        </draw:frame>
        <draw:frame presentation:style-name="pr4" draw:layer="layout" svg:width="25.199cm" svg:height="12.18cm" svg:x="1.4cm" svg:y="6.414cm" presentation:class="subtitle" presentation:user-transformed="true">
          <draw:text-box>
            <text:p><text:span text:style-name="T23"><text:s/></text:span><text:span text:style-name="T32">p</text:span><text:span text:style-name="T23"> ist periodisch</text:span>:</text:p>
            <text:p/>
            <text:p><text:span text:style-name="T32">p</text:span><text:span text:style-name="T23">(</text:span><text:span text:style-name="T32">t</text:span><text:span text:style-name="T23"> + </text:span><text:span text:style-name="T31">τ</text:span><text:span text:style-name="T23">) <text:s/>= <text:s/></text:span><text:span text:style-name="T32">p</text:span><text:span text:style-name="T23">(</text:span><text:span text:style-name="T32">t</text:span><text:span text:style-name="T23">)</text:span></text:p>
            <text:p><text:span text:style-name="T23"/></text:p>
            <text:p><text:span text:style-name="T32">q</text:span><text:span text:style-name="T23"> dagegen nicht, sondern ändert sich in der Periode </text:span><text:span text:style-name="T31">τ</text:span><text:span text:style-name="T33"> </text:span><text:span text:style-name="T23">um einen konstanten Wert </text:span><text:span text:style-name="T32">q</text:span><text:span text:style-name="T34">0</text:span><text:span text:style-name="T23">:</text:span></text:p>
            <text:p><text:span text:style-name="T23"/></text:p>
            <text:p><text:span text:style-name="T32">q</text:span><text:span text:style-name="T23">(</text:span><text:span text:style-name="T32">t</text:span><text:span text:style-name="T23"> + </text:span><text:span text:style-name="T31">τ</text:span><text:span text:style-name="T23">) <text:s/>= <text:s/></text:span><text:span text:style-name="T32">q</text:span><text:span text:style-name="T23">(</text:span><text:span text:style-name="T32">t</text:span><text:span text:style-name="T23">) + </text:span><text:span text:style-name="T32">q</text:span><text:span text:style-name="T34">0</text:span></text:p>
            <text:p><text:span text:style-name="T35"/></text:p>
            <text:p><text:span text:style-name="T35">Die Phasenbahn ist nun offen, wobei </text:span><text:span text:style-name="T36">p</text:span><text:span text:style-name="T35"> jedoch eine periodische Funktion von </text:span><text:span text:style-name="T36">q</text:span><text:span text:style-name="T35"> 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Bewegung eines Pendels eine Libration, wann eine Rotation?</text:p>
          </draw:text-box>
        </draw:frame>
        <draw:frame presentation:style-name="pr4" draw:layer="layout" svg:width="25.199cm" svg:height="12.18cm" svg:x="1.4cm" svg:y="4.914cm" presentation:class="subtitle">
          <draw:text-box>
            <text:p/>
            <text:p/>
            <text:p>Für <text:span text:style-name="T2">E</text:span> &gt; <text:span text:style-name="T2">m</text:span> <text:span text:style-name="T2">g</text:span> <text:span text:style-name="T2">l</text:span> sind alle Winkel <text:span text:style-name="T31">φ</text:span><text:span text:style-name="T33"> möglich: das Pendel überschlägt sich, es liegt eine Rotation vor.</text:span></text:p>
            <text:p><text:span text:style-name="T33"/></text:p>
            <text:p><text:span text:style-name="T33">−</text:span><text:span text:style-name="T31">m</text:span><text:span text:style-name="T33"> </text:span><text:span text:style-name="T31">g</text:span><text:span text:style-name="T33"> </text:span><text:span text:style-name="T31">l</text:span><text:span text:style-name="T33"> &lt; </text:span><text:span text:style-name="T31">E</text:span><text:span text:style-name="T33"> &lt; </text:span><text:span text:style-name="T31">m</text:span><text:span text:style-name="T33"> </text:span><text:span text:style-name="T31">g</text:span><text:span text:style-name="T33"> </text:span><text:span text:style-name="T31">l</text:span><text:span text:style-name="T33">: Nur ein begrenzter Winkelbereich [−</text:span><text:span text:style-name="T31">φ</text:span><text:span text:style-name="T37">0</text:span><text:span text:style-name="T38"> </text:span><text:span text:style-name="T33">, </text:span><text:span text:style-name="T31">φ</text:span><text:span text:style-name="T37">0</text:span><text:span text:style-name="T33">] mit cos </text:span><text:span text:style-name="T31">φ</text:span><text:span text:style-name="T37">0</text:span><text:span text:style-name="T38"> </text:span><text:span text:style-name="T33">= −(</text:span><text:span text:style-name="T31">E</text:span><text:span text:style-name="T33"> / </text:span><text:span text:style-name="T31">m</text:span><text:span text:style-name="T33"> </text:span><text:span text:style-name="T31">g</text:span><text:span text:style-name="T33"> </text:span><text:span text:style-name="T31">l</text:span><text:span text:style-name="T33">) ist möglich. Es handelt sich um eine Libration.</text:span></text:p>
            <text:p><text:span text:style-name="T39">ϕ</text:span><text:span text:style-name="T40">ϕ</text:span><text:span text:style-name="T39">φ</text:span><text:span text:style-name="T40">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e mehrdimensionale (<text:span text:style-name="T2">S </text:span>&gt; 1) Bewegung periodisch? Wann nennt man sie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>Falls die Projektion der Phasenbahn auf <text:span text:style-name="T3">jede</text:span> (<text:span text:style-name="T2">q</text:span><text:span text:style-name="T5">j</text:span>, <text:span text:style-name="T2">p</text:span><text:span text:style-name="T5">j</text:span>)-Ebene periodisch im Sinne des eindimensionalen Falles ist.</text:p>
            <text:p/>
            <text:p>Nicht alle (<text:span text:style-name="T2">q</text:span><text:span text:style-name="T5">j</text:span>, <text:span text:style-name="T2">p</text:span><text:span text:style-name="T5">j</text:span>)-Sätze müssen periodisch mit derselben Frequenz sein. Stehen die Frequenzen der projizierten Bahnen nicht in einem <text:span text:style-name="T41">rationalen Verhältnis</text:span> zueinander, ergibt sich eine offene Phasenraumbahn. Die Bewegung ist dann <text:span text:style-name="T3">bedingt periodisch</text:span>.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überprüft man leicht bei vollständig separablen Systemen die Periodizität?</text:p>
          </draw:text-box>
        </draw:frame>
        <draw:frame presentation:style-name="pr4" draw:layer="layout" svg:width="25.199cm" svg:height="12.18cm" svg:x="1.4cm" svg:y="6.114cm" presentation:class="subtitle" presentation:user-transformed="true">
          <draw:text-box>
            <text:p>Da in diesem Fall gilt</text:p>
            <text:p/>
            <text:p/>
            <text:p/>
            <text:p/>
            <text:p/>
            <text:p/>
            <text:p>sind die projizierten Bahnen unabhängig voneinander.</text:p>
            <text:p>Falls <text:span text:style-name="T2">p</text:span><text:span text:style-name="T5">j</text:span>(<text:span text:style-name="T2">q</text:span><text:span text:style-name="T5">j</text:span>) für alle <text:span text:style-name="T2">j</text:span> = 1,...,<text:span text:style-name="T2">S</text:span><text:span text:style-name="T6"> eine geschlossene Kurve oder eine periodische Funktion (im Sinne der eindim. Fälle Libration oder Rotation) ist, dann ist die Systembewegung insgesamt periodisch</text:span></text:p>
          </draw:text-box>
        </draw:frame>
        <draw:frame draw:style-name="gr1" draw:text-style-name="P2" draw:layer="layout" svg:width="10.37cm" svg:height="5.836cm" svg:x="8.814cm" svg:y="7.481cm">
          <text:p/>
          <draw:object xlink:href="../Periodizität%20bei%20separierten%20Bahnen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Wirkungsvariable definiert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Die Wirkungsvariablen <text:span text:style-name="T2">J</text:span><text:span text:style-name="T5">j</text:span> sind spezielle Funktionen der <text:span text:style-name="T31">α</text:span><text:span text:style-name="T42">j</text:span><text:span text:style-name="T23">:</text:span></text:p>
            <text:p><text:span text:style-name="T23"/></text:p>
            <text:p><text:span text:style-name="T23"/></text:p>
            <text:p><text:span text:style-name="T23">Integriert wird über eine volle Periode der Libration bzw. Rotation. </text:span><text:span text:style-name="T32">J</text:span><text:span text:style-name="T42">j</text:span><text:span text:style-name="T23"> stellt den </text:span><text:span text:style-name="T43">Zuwachs</text:span><text:span text:style-name="T23"> der Erzeugenden </text:span><text:span text:style-name="T32">W</text:span><text:span text:style-name="T23"> dar, den diese pro </text:span><text:span text:style-name="T32">q</text:span><text:span text:style-name="T42">j</text:span><text:span text:style-name="T23">-Umlauf erfährt:</text:span></text:p>
          </draw:text-box>
        </draw:frame>
        <draw:frame draw:style-name="gr1" draw:text-style-name="P2" draw:layer="layout" svg:width="11.174cm" svg:height="1.287cm" svg:x="8.412cm" svg:y="9.656cm">
          <text:p/>
          <draw:object xlink:href="../Wirkungsvariablen%20Jj.odf" xlink:type="simple" xlink:show="embed" xlink:actuate="onLoad"/>
          <draw:image xlink:href="./ObjectReplacements/Object 40" xlink:type="simple" xlink:show="embed" xlink:actuate="onLoad"/>
        </draw:frame>
        <draw:frame draw:style-name="gr1" draw:text-style-name="P2" draw:layer="layout" svg:width="11.283cm" svg:height="2.462cm" svg:x="8.358cm" svg:y="14.068cm">
          <text:p/>
          <draw:object xlink:href="../Zuwachs%20der%20Erzeugenden%20W%20bei%20periodischen%20Systemen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Winkelvariable definier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3">Die Winkelvariablen sind die zu </text:span><text:span text:style-name="T32">J</text:span><text:span text:style-name="T42">j</text:span><text:span text:style-name="T23"> konjugierte Variablen</text:span></text:p>
            <text:p><text:span text:style-name="T23"/></text:p>
            <text:p><text:span text:style-name="T23"/></text:p>
            <text:p><text:span text:style-name="T23">und lassen sich aus </text:span><text:span text:style-name="T32">W</text:span><text:span text:style-name="T23"> wie folgt ableiten:</text:span></text:p>
          </draw:text-box>
        </draw:frame>
        <draw:frame draw:style-name="gr1" draw:text-style-name="P2" draw:layer="layout" svg:width="13.504cm" svg:height="1.168cm" svg:x="7.247cm" svg:y="10.415cm">
          <text:p/>
          <draw:object xlink:href="../Winkelvariablen.odf" xlink:type="simple" xlink:show="embed" xlink:actuate="onLoad"/>
          <draw:image xlink:href="./ObjectReplacements/Object 42" xlink:type="simple" xlink:show="embed" xlink:actuate="onLoad"/>
        </draw:frame>
        <draw:frame draw:style-name="gr1" draw:text-style-name="P2" draw:layer="layout" svg:width="10.154cm" svg:height="2.327cm" svg:x="8.922cm" svg:y="13.436cm">
          <text:p/>
          <draw:object xlink:href="../Ableitung%20der%20Winkelvariablen%20aus%20W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en Vorteil der Methode der Wirkungs- und Winkelvariablen. Für welche Systeme ist die Methode anwendbar?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/>Die Methode derWirkungs- und Winkelvariablen gestattet eine Bestimmung der Frequenzen periodischer Bewegungen, ohne die vollständige Lösung für die Systembewegung präparieren zu müssen.</text:p>
            <text:p/>
            <text:p>Man kann die Frequenzen <text:span text:style-name="T2">ν</text:span> direkt berechnen, ohne auf die eigentlichen Koordinaten zurücktransformieren zu müssen.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ändert sich die Winkelvariable <text:span text:style-name="T2">ω</text:span><text:span text:style-name="T5">i</text:span>, wenn die Koordinate <text:span text:style-name="T2">q</text:span><text:span text:style-name="T5">j</text:span> ihre volle Periode durchläuf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Sie ändert sich um genau 1:</text:p>
            <text:p/>
            <text:p><text:span text:style-name="T22">Δ</text:span><text:span text:style-name="T44">j</text:span><text:span text:style-name="T31">ω</text:span><text:span text:style-name="T44">i</text:span><text:span text:style-name="T22"> = δ</text:span><text:span text:style-name="T44">i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Funktion <text:s text:c="3"/>des linearen harmonischen Oszillators nach Transformation auf Wirkungsvariab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.17cm" svg:height="1.5cm" svg:x="18.697cm" svg:y="0.383cm">
          <text:p/>
          <draw:object xlink:href="../barH.odf" xlink:type="simple" xlink:show="embed" xlink:actuate="onLoad"/>
          <draw:image xlink:href="./ObjectReplacements/Object 44" xlink:type="simple" xlink:show="embed" xlink:actuate="onLoad"/>
        </draw:frame>
        <draw:frame draw:style-name="gr1" draw:text-style-name="P2" draw:layer="layout" svg:width="5.463cm" svg:height="1.954cm" svg:x="11.268cm" svg:y="9.522cm">
          <text:p/>
          <draw:object xlink:href="../Hamiltonfunktion%20des%20linearen%20harmonischen%20Oszillators%20in%20Wirkungsvariablen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berechnet man die Frequenz <text:span text:style-name="T2">ν</text:span><text:span text:style-name="T5">i</text:span> der periodischen <text:span text:style-name="T41">q</text:span><text:span text:style-name="T45">i</text:span>-Bewegung?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2"/></text:p>
            <text:p><text:span text:style-name="T22"/></text:p>
            <text:p><text:span text:style-name="T22"/></text:p>
            <text:p><text:span text:style-name="T22">Δ</text:span><text:span text:style-name="T44">i</text:span><text:span text:style-name="T31">ω</text:span><text:span text:style-name="T44">i</text:span><text:span text:style-name="T22"> = </text:span><text:span text:style-name="T31">ν</text:span><text:span text:style-name="T44">i</text:span><text:span text:style-name="T31">τ</text:span><text:span text:style-name="T44">i</text:span><text:span text:style-name="T22"> = 1</text:span></text:p>
            <text:p><text:span text:style-name="T22"/></text:p>
            <text:p><text:span text:style-name="T22">also ist</text:span></text:p>
            <text:p><text:span text:style-name="T22"/></text:p>
            <text:p><text:span text:style-name="T22"/></text:p>
            <text:p><text:span text:style-name="T22">die Frequenz der zu </text:span><text:span text:style-name="T31">q</text:span><text:span text:style-name="T44">i</text:span><text:span text:style-name="T22"> gehörenden periodischen Bewegung</text:span></text:p>
          </draw:text-box>
        </draw:frame>
        <draw:frame draw:style-name="gr1" draw:text-style-name="P2" draw:layer="layout" svg:width="2.808cm" svg:height="1.963cm" svg:x="12.595cm" svg:y="12.418cm">
          <text:p/>
          <draw:object xlink:href="../Frequenz%20der%20zu%20qi%20gehörenden%20periodischen%20Bewegung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berechnet man die Frequenz <text:span text:style-name="T2">ν</text:span> der periodischen Bewegung beim linearen harmonischen Oszillator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6.406cm" svg:height="2.192cm" svg:x="10.796cm" svg:y="9.403cm">
          <text:p/>
          <draw:object xlink:href="../Frequenz%20der%20periodischen%20Bewegung%20beim%20linearen%20harmonischen%20Oszillator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JD für das Kepler-Problem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20.685cm" svg:height="2.787cm" svg:x="3.657cm" svg:y="9.106cm">
          <text:p/>
          <draw:object xlink:href="../HJD%20des%20Keplerproblems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eigen Sie, dass das Kepler-Problem in Kugelkoordinaten vollständig separierbar ist.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">W</text:span> = <text:span text:style-name="T2">W</text:span><text:span text:style-name="T5">r</text:span>(<text:span text:style-name="T2">r</text:span>) + <text:span text:style-name="T2">W</text:span><text:span text:style-name="T44">θ</text:span><text:span text:style-name="T22">(</text:span><text:span text:style-name="T46">θ</text:span><text:span text:style-name="T22">) + </text:span><text:span text:style-name="T31">W</text:span><text:span text:style-name="T44">φ</text:span><text:span text:style-name="T22">(</text:span><text:span text:style-name="T46">φ</text:span><text:span text:style-name="T22">)</text:span></text:p>
            <text:p><text:span text:style-name="T22"/></text:p>
            <text:p><text:span text:style-name="T22">Da </text:span><text:span text:style-name="T46">φ</text:span><text:span text:style-name="T38"> zyklisch ist, wählt man für </text:span><text:span text:style-name="T46">W</text:span><text:span text:style-name="T44">φ</text:span><text:span text:style-name="T38"> die identische Transformation:</text:span></text:p>
            <text:p><text:span text:style-name="T46">W</text:span><text:span text:style-name="T44">φ</text:span><text:span text:style-name="T38"> = </text:span><text:span text:style-name="T46">α</text:span><text:span text:style-name="T44">φ</text:span><text:span text:style-name="T46">φ</text:span></text:p>
            <text:p><text:span text:style-name="T46">α</text:span><text:span text:style-name="T44">φ</text:span><text:span text:style-name="T38"> = </text:span><text:span text:style-name="T46">p</text:span><text:span text:style-name="T44">φ</text:span><text:span text:style-name="T38"> = </text:span><text:span text:style-name="T46">L</text:span><text:span text:style-name="T44">z</text:span><text:span text:style-name="T38"> = const</text:span></text:p>
            <text:p><text:span text:style-name="T38">Sortiert man die HJD wie folgt um, ist die linke Seite nur von </text:span><text:span text:style-name="T46">r</text:span><text:span text:style-name="T38">, die rechte nur von </text:span><text:span text:style-name="T46">θ</text:span><text:span text:style-name="T38"> abhängig:</text:span></text:p>
          </draw:text-box>
        </draw:frame>
        <draw:frame draw:style-name="gr1" draw:text-style-name="P2" draw:layer="layout" svg:width="19.308cm" svg:height="2.789cm" svg:x="4.345cm" svg:y="15.205cm">
          <text:p/>
          <draw:object xlink:href="../Separation%20des%20Keplerproblems%20-%20r%20und%20theta.odf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Hängen die Wirkungsvariablen <text:span text:style-name="T2">J</text:span><text:span text:style-name="T47">φ</text:span><text:span text:style-name="T5"> </text:span>, <text:span text:style-name="T2">J</text:span><text:span text:style-name="T5">ϑ</text:span> beim Kepler-Problem in irgendeiner Form vom Typ des Zentralfeldes ab?</text:p>
          </draw:text-box>
        </draw:frame>
        <draw:frame presentation:style-name="pr4" draw:text-style-name="P6" draw:layer="layout" svg:width="25.199cm" svg:height="12.18cm" svg:x="1.4cm" svg:y="4.914cm" presentation:class="subtitle" presentation:user-transformed="true">
          <draw:text-box>
            <text:p>Nein<text:span text:style-name="T6">, </text:span>erst bei <text:span text:style-name="T2">J</text:span><text:span text:style-name="T5">r</text:span> geht der Typ des Zentralfelds in die Rechnung ein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Wie hängt die transformierte Hamilton-Funktion <text:s text:c="3"/>des Kepler-Problems von den Wirkungsvariablen <text:span text:style-name="T2">J</text:span><text:span text:style-name="T5">r</text:span><text:span text:style-name="T29"> </text:span>, <text:span text:style-name="T2">J</text:span><text:span text:style-name="T5">ϑ </text:span>, <text:span text:style-name="T2">J</text:span><text:span text:style-name="T5">ϕ</text:span> ab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.17cm" svg:height="1.5cm" svg:x="25.53cm" svg:y="0.3cm">
          <text:p/>
          <draw:object xlink:href="../barH.odf" xlink:type="simple" xlink:show="embed" xlink:actuate="onLoad"/>
          <draw:image xlink:href="./ObjectReplacements/Object 50" xlink:type="simple" xlink:show="embed" xlink:actuate="onLoad"/>
        </draw:frame>
        <draw:frame draw:style-name="gr1" draw:text-style-name="P2" draw:layer="layout" svg:width="10.604cm" svg:height="2.531cm" svg:x="8.697cm" svg:y="9.234cm">
          <text:p/>
          <draw:object xlink:href="../Neue%20Hamiltonfunktion%20bar%20H%20(Jr%20Jtheta%20Jphi)%20des%20Keplerproblems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Kepler-Bewegung <text:span text:style-name="T2">vollständig entartet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il die drei Frequenzen der periodischen Bewegung alle gleich sind</text:p>
          </draw:text-box>
        </draw:frame>
        <draw:frame draw:style-name="gr1" draw:text-style-name="P2" draw:layer="layout" svg:width="9.088cm" svg:height="4.9cm" svg:x="9.455cm" svg:y="12.049cm">
          <text:p/>
          <draw:object xlink:href="../Vollständige%20Entartung%20der%20Bewegung%20beim%20Keplerproblem.odf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e Bewegung <text:span text:style-name="T2">einfach periodisch,</text:span> wann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e Bewegung ist <text:span text:style-name="T2">einfach periodisch</text:span>, wenn die Frequenzen aller <text:span text:style-name="T2">q</text:span><text:span text:style-name="T5">i</text:span> übereinstimmen.</text:p>
            <text:p/>
            <text:p>Sie ist <text:span text:style-name="T2">bedingt periodisch</text:span>, wenn die Frequenzen zueinander in einem <text:span text:style-name="T3">rationalen Verhältnis</text:span> stehen.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e Bewegung <text:span text:style-name="T2">einfach periodisch,</text:span> wann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<text:span text:style-name="T3">Einfach periodisch</text:span> heißt die Phasenbahn, wenn nach einer hinreichend langen Zeit die Phase wieder ihren Ausgangswert annimmt. Dazu müssen allerdings die Frequenzen <text:span text:style-name="T2">ν</text:span><text:span text:style-name="T5">j</text:span> rationale Vielfache voneinander sein. Andernfalls heißt die Phasenbahn <text:span text:style-name="T3">bedingt periodisch</text:span>.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<text:span text:style-name="T2">m-fach entartet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/>
            <text:p>Wenn die Frequenzen <text:span text:style-name="T2">ν</text:span><text:span text:style-name="T5">j</text:span> in rationalen Verhältnissen zueinander stehen, dann gibt es (S − 1) unabhängige Beziehungen der Art:</text:p>
            <text:p/>
            <text:p/>
            <text:p/>
            <text:p>Man sagt, das System sei <text:span text:style-name="T2">m</text:span>-<text:span text:style-name="T3">fach entartet</text:span>, wenn es <text:span text:style-name="T2">m</text:span> ≤ (<text:span text:style-name="T2">S</text:span> − 1) Beziehungen dieser Art gibt.</text:p>
            <text:p>Vollständig entartet ist die Bewegung bei <text:span text:style-name="T2">m</text:span> = <text:span text:style-name="T2">S</text:span> − 1,</text:p>
            <text:p>zum Beispiel wenn wie beim Kepler-Problem alle <text:span text:style-name="T2">ν</text:span><text:span text:style-name="T5">j</text:span> gleich sind.</text:p>
          </draw:text-box>
        </draw:frame>
        <draw:frame draw:style-name="gr1" draw:text-style-name="P2" draw:layer="layout" svg:width="15.434cm" svg:height="2.392cm" svg:x="6.282cm" svg:y="9.403cm">
          <text:p/>
          <draw:object xlink:href="../m-fache%20Entartung.odf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e <text:span text:style-name="T2">einfach periodische</text:span> Phasenbahn <text:span text:style-name="T2">vollständig entartet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alle Frequenzen <text:span text:style-name="T2">ν</text:span><text:span text:style-name="T5">j</text:span> gleich sind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iele unabhängige Frequenzen sind zur Beschreibung einer <text:span text:style-name="T2">m</text:span>-fach entarteten,<text:line-break/><text:span text:style-name="T2">S</text:span>-dimensionalen Bahn vonnöt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Die <text:span text:style-name="T2">m</text:span> Entartungsbedingungen können benutzt werden um die periodische Bewegung nur durch <text:span text:style-name="T3">(</text:span><text:span text:style-name="T27">S</text:span><text:span text:style-name="T48"> </text:span><text:span text:style-name="T3">- </text:span><text:span text:style-name="T27">m</text:span><text:span text:style-name="T3">) Frequenzen</text:span> zu beschreiben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Entartungsbedingungen für die Kepler-Bewegung?</text:p>
          </draw:text-box>
        </draw:frame>
        <draw:frame presentation:style-name="pr4" draw:text-style-name="P7" draw:layer="layout" svg:width="25.199cm" svg:height="12.18cm" svg:x="1.4cm" svg:y="4.914cm" presentation:class="subtitle">
          <draw:text-box>
            <text:p><text:span text:style-name="T31">ν</text:span><text:span text:style-name="T44">φ</text:span><text:span text:style-name="T33"> - </text:span><text:span text:style-name="T31">ν</text:span><text:span text:style-name="T44">θ</text:span><text:span text:style-name="T33"> = 0</text:span></text:p>
            <text:p><text:span text:style-name="T33">und</text:span></text:p>
            <text:p><text:span text:style-name="T31">ν</text:span><text:span text:style-name="T44">θ</text:span><text:span text:style-name="T33"> - </text:span><text:span text:style-name="T31">ν</text:span><text:span text:style-name="T44">r</text:span><text:span text:style-name="T33"> = 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Eigenwirkungsvariable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<text:span text:style-name="T2">J</text:span> heißt Eigenwirkungsvariable, falls die zugehörige Frequenz ungleich Null und nicht entartet (nicht identisch mit anderen Frequenzen) ist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Quantenhypothese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Wenn <text:span text:style-name="T2">J</text:span> eine Eigenwirkungsvariable ist, dann ist die Systembewegung nur auf solchen Bahnen zugelassen, für die gilt:</text:p>
            <text:p/>
            <text:p><text:span text:style-name="T2">J</text:span> = <text:span text:style-name="T2">n</text:span> <text:span text:style-name="T6">h</text:span></text:p>
            <text:p><text:span text:style-name="T6"/></text:p>
            <text:p><text:span text:style-name="T2">n</text:span><text:span text:style-name="T6"> ∈ N, h = 6,626176 · 10</text:span><text:span text:style-name="T49">−34</text:span><text:span text:style-name="T6"> Js (Planck’sches Wirkungsquantum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nden Sie die Quantenhypothese auf die Bewegung des Elektrons im Wasserstoffatom an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<text:span text:style-name="T2">Wirkungswelle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Geschwindigkeit <text:span text:style-name="T27">u</text:span> der Wirkungswel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Richtung hat <text:span text:style-name="T27">u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5" draw:layer="layout" svg:width="25.199cm" svg:height="4.384cm" svg:x="1.4cm" svg:y="0.398cm" presentation:class="title" presentation:user-transformed="true">
          <draw:text-box>
            <text:p><text:span text:style-name="T28">Was können Sie für ein System, das nur aus einem einzigen Teilchen besteht, bezüglich Richtung und Betrag von Teilchen- und Wirkungswellengeschwindigkeit aussagen?</text:span>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konkret, wenn die Gesamtenergie nur aus kinetischer Energie besteh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Teilchen-Welle-Dualismus</text:span> für die Klassische Mechanik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Wellengleichung der Klassischen Mechan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kalare Wellengleichung der Opt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Lösung der skalaren Wellengleichung der Optik bei konstanter Brechzahl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Begriff <text:span text:style-name="T2">Eikonal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Annahmen der <text:span text:style-name="T2">geometrischen Optik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Eikonalgleichung der geometrischen Opt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ie Analogie zwischen der Eikonalgleichung der geometrischen Optik und der Wellengleichung der Klassischen Mechanik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 Weise lassen sich einem mechanischen Teilchen Frequenz und Wellenlänge zuordn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urch welche Analogiebetrachtung wird die Wellenfunktion eines Teilchens eingeführ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chrödinger-Gleichung des Teilchens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Hamilton-Funktion und Hamilton-Operator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16T18:00:39.253000000</dc:date>
    <meta:document-statistic meta:object-count="338"/>
  </office:meta>
</office:document-meta>
</file>